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4.73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cc79b"/>
    </style:style>
    <style:style style:name="ce23" style:family="table-cell" style:parent-style-name="Default">
      <style:table-cell-properties fo:background-color="#bce4e5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23"/>
        <table:table-column table:style-name="co3" table:default-cell-style-name="ce26"/>
        <table:table-column table:style-name="co1" table:number-columns-repeated="2" table:default-cell-style-name="ce26"/>
        <table:table-column table:style-name="co4" table:default-cell-style-name="ce23"/>
        <table:table-row table:style-name="ro1">
          <table:table-cell table:style-name="ce21" office:value-type="string" calcext:value-type="string">
            <text:p>link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K or ask for it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mode_msg</text:p>
          </table:table-cell>
          <table:table-cell table:style-name="ce24" office:value-type="string" calcext:value-type="string">
            <text:p>3 bytes</text:p>
          </table:table-cell>
          <table:table-cell table:style-name="ce27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Reference tim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erence time in milliseconds. Up to 2 seconds</text:p>
          </table:table-cell>
        </table:table-row>
        <table:table-row table:style-name="ro1">
          <table:table-cell office:value-type="string" calcext:value-type="string">
            <text:p>Reserved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detection_msg</text:p>
          </table:table-cell>
          <table:table-cell table:style-name="ce24" office:value-type="string" calcext:value-type="string">
            <text:p>2 byte</text:p>
          </table:table-cell>
          <table:table-cell table:style-name="ce27" office:value-type="string" calcext:value-type="string" table:number-columns-spanned="3" table:number-rows-spanned="1">
            <text:p>Used to tx the detection instant to the main n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apsed time between the detection and the tx of the msg, in ms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time_msg</text:p>
          </table:table-cell>
          <table:table-cell table:style-name="ce24" office:value-type="string" calcext:value-type="string">
            <text:p>3 bytes</text:p>
          </table:table-cell>
          <table:table-cell table:style-name="ce27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Bee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beep (0), simple beep (1) or double beep (2) when receiving the order</text:p>
          </table:table-cell>
        </table:table-row>
        <table:table-row table:style-name="ro1">
          <table:table-cell office:value-type="string" calcext:value-type="string">
            <text:p>Time to show (min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tial time in minutes. Up to 7 minutes</text:p>
          </table:table-cell>
        </table:table-row>
        <table:table-row table:style-name="ro1">
          <table:table-cell office:value-type="string" calcext:value-type="string">
            <text:p>Time to show (msec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59999 milliseconds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lowBattery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t)</text:p>
          </draw:line>
          <draw:line draw:z-index="8" draw:style-name="gr13" draw:text-style-name="P4" svg:x1="27.36cm" svg:y1="2.689cm" svg:x2="31.835cm" svg:y2="3.118cm">
            <text:p text:style-name="P6">time(3, b, t1, t2)</text:p>
          </draw:line>
          <draw:line draw:z-index="9" draw:style-name="gr12" draw:text-style-name="P4" svg:x1="27.322cm" svg:y1="8.131cm" svg:x2="31.816cm" svg:y2="7.679cm">
            <text:p text:style-name="P6">detection(2, t)</text:p>
          </draw:line>
          <draw:line draw:z-index="10" draw:style-name="gr7" draw:text-style-name="P4" svg:x1="27.344cm" svg:y1="8.6cm" svg:x2="31.819cm" svg:y2="9.029cm">
            <text:p text:style-name="P6">time(3, b, t1, t2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t+20)</text:p>
          </draw:line>
          <draw:line draw:z-index="13" draw:style-name="gr13" draw:text-style-name="P4" svg:x1="27.323cm" svg:y1="10.386cm" svg:x2="31.798cm" svg:y2="10.815cm">
            <text:p text:style-name="P6">time(3, b, t1, t2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t+20)</text:p>
          </draw:line>
          <draw:line draw:z-index="16" draw:style-name="gr14" draw:text-style-name="P4" svg:x1="27.319cm" svg:y1="18.064cm" svg:x2="31.813cm" svg:y2="17.612cm">
            <text:p text:style-name="P6">detection(2, t+20*7)</text:p>
          </draw:line>
          <draw:line draw:z-index="17" draw:style-name="gr15" draw:text-style-name="P6" svg:x1="31.436cm" svg:y1="16.492cm" svg:x2="32.207cm" svg:y2="16.256cm">
            <text:p/>
          </draw:line>
          <draw:line draw:z-index="18" draw:style-name="gr15" draw:text-style-name="P6" svg:x1="31.437cm" svg:y1="16.642cm" svg:x2="32.208cm" svg:y2="16.406cm">
            <text:p/>
          </draw:line>
          <draw:line draw:z-index="19" draw:style-name="gr15" draw:text-style-name="P6" svg:x1="26.918cm" svg:y1="16.492cm" svg:x2="27.689cm" svg:y2="16.256cm">
            <text:p/>
          </draw:line>
          <draw:line draw:z-index="20" draw:style-name="gr15" draw:text-style-name="P6" svg:x1="26.919cm" svg:y1="16.642cm" svg:x2="27.69cm" svg:y2="16.406cm">
            <text:p/>
          </draw:line>
          <draw:line draw:z-index="21" draw:style-name="gr14" draw:text-style-name="P4" svg:x1="27.319cm" svg:y1="13.547cm" svg:x2="31.813cm" svg:y2="13.095cm">
            <text:p text:style-name="P6">detection(2, t)</text:p>
          </draw:line>
          <draw:line draw:z-index="22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3" draw:style-name="gr12" draw:text-style-name="P4" svg:x1="14.959cm" svg:y1="3.613cm" svg:x2="19.453cm" svg:y2="3.161cm">
            <text:p text:style-name="P6">mode(1, mode, 0, y’)</text:p>
          </draw:line>
          <draw:line draw:z-index="24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5" draw:style-name="gr13" draw:text-style-name="P4" svg:x1="14.96cm" svg:y1="6.323cm" svg:x2="19.435cm" svg:y2="6.752cm">
            <text:p text:style-name="P6">link(0, 1)</text:p>
          </draw:line>
          <draw:line draw:z-index="26" draw:style-name="gr12" draw:text-style-name="P4" svg:x1="14.959cm" svg:y1="7.677cm" svg:x2="19.453cm" svg:y2="7.225cm">
            <text:p text:style-name="P6">link(0, 1)</text:p>
          </draw:line>
          <draw:line draw:z-index="27" draw:style-name="gr15" draw:text-style-name="P6" svg:x1="14.559cm" svg:y1="8.364cm" svg:x2="15.33cm" svg:y2="8.128cm">
            <text:p/>
          </draw:line>
          <draw:line draw:z-index="28" draw:style-name="gr15" draw:text-style-name="P6" svg:x1="14.56cm" svg:y1="8.514cm" svg:x2="15.331cm" svg:y2="8.278cm">
            <text:p/>
          </draw:line>
          <draw:line draw:z-index="29" draw:style-name="gr15" draw:text-style-name="P6" svg:x1="19.077cm" svg:y1="8.364cm" svg:x2="19.848cm" svg:y2="8.128cm">
            <text:p/>
          </draw:line>
          <draw:line draw:z-index="30" draw:style-name="gr15" draw:text-style-name="P6" svg:x1="19.078cm" svg:y1="8.514cm" svg:x2="19.849cm" svg:y2="8.278cm">
            <text:p/>
          </draw:line>
          <draw:line draw:z-index="31" draw:style-name="gr13" draw:text-style-name="P4" svg:x1="14.96cm" svg:y1="9.484cm" svg:x2="19.435cm" svg:y2="9.913cm">
            <text:p text:style-name="P6">mode(1, x, 0, y)</text:p>
          </draw:line>
          <draw:line draw:z-index="32" draw:style-name="gr13" draw:text-style-name="P4" svg:x1="14.96cm" svg:y1="1.807cm" svg:x2="19.435cm" svg:y2="2.236cm">
            <text:p text:style-name="P6">mode(1, mode, 1, y)</text:p>
          </draw:line>
          <draw:line draw:z-index="33" draw:style-name="gr15" draw:text-style-name="P6" svg:x1="14.559cm" svg:y1="11.525cm" svg:x2="15.33cm" svg:y2="11.289cm">
            <text:p/>
          </draw:line>
          <draw:line draw:z-index="34" draw:style-name="gr15" draw:text-style-name="P6" svg:x1="14.56cm" svg:y1="11.675cm" svg:x2="15.331cm" svg:y2="11.439cm">
            <text:p/>
          </draw:line>
          <draw:line draw:z-index="35" draw:style-name="gr15" draw:text-style-name="P6" svg:x1="19.077cm" svg:y1="11.525cm" svg:x2="19.848cm" svg:y2="11.289cm">
            <text:p/>
          </draw:line>
          <draw:line draw:z-index="36" draw:style-name="gr15" draw:text-style-name="P6" svg:x1="19.078cm" svg:y1="11.675cm" svg:x2="19.849cm" svg:y2="11.439cm">
            <text:p/>
          </draw:line>
          <draw:line draw:z-index="37" draw:style-name="gr7" draw:text-style-name="P4" svg:x1="14.96cm" svg:y1="13.096cm" svg:x2="19.435cm" svg:y2="13.525cm">
            <text:p text:style-name="P6">mode(1, mode, 1, y)</text:p>
          </draw:line>
          <draw:line draw:z-index="38" draw:style-name="gr16" draw:text-style-name="P8" svg:x1="14.659cm" svg:y1="15.763cm" svg:x2="14.659cm" svg:y2="13.09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39" draw:style-name="gr7" draw:text-style-name="P4" svg:x1="14.96cm" svg:y1="15.805cm" svg:x2="19.435cm" svg:y2="16.234cm">
            <text:p text:style-name="P6">mode(1, mode, 1, y)</text:p>
          </draw:line>
          <draw:line draw:z-index="40" draw:style-name="gr16" draw:text-style-name="P8" svg:x1="14.659cm" svg:y1="18.473cm" svg:x2="14.659cm" svg:y2="15.80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1" draw:style-name="gr16" draw:text-style-name="P8" svg:x1="14.659cm" svg:y1="21.182cm" svg:x2="14.659cm" svg:y2="18.51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7" draw:text-style-name="P4" svg:x1="14.96cm" svg:y1="18.515cm" svg:x2="19.435cm" svg:y2="18.944cm">
            <text:p text:style-name="P6">mode(1, mode, 1, y)</text:p>
          </draw:line>
          <draw:line draw:z-index="43" draw:style-name="gr15" draw:text-style-name="P6" svg:x1="14.559cm" svg:y1="22.814cm" svg:x2="15.33cm" svg:y2="22.578cm">
            <text:p/>
          </draw:line>
          <draw:line draw:z-index="44" draw:style-name="gr15" draw:text-style-name="P6" svg:x1="14.56cm" svg:y1="22.964cm" svg:x2="15.331cm" svg:y2="22.728cm">
            <text:p/>
          </draw:line>
          <draw:line draw:z-index="45" draw:style-name="gr15" draw:text-style-name="P6" svg:x1="19.077cm" svg:y1="22.814cm" svg:x2="19.848cm" svg:y2="22.578cm">
            <text:p/>
          </draw:line>
          <draw:line draw:z-index="46" draw:style-name="gr15" draw:text-style-name="P6" svg:x1="19.078cm" svg:y1="22.964cm" svg:x2="19.849cm" svg:y2="22.728cm">
            <text:p/>
          </draw:line>
          <draw:line draw:z-index="47" draw:style-name="gr13" draw:text-style-name="P4" svg:x1="14.96cm" svg:y1="24.385cm" svg:x2="19.435cm" svg:y2="24.814cm">
            <text:p text:style-name="P6">mode(1, mode, 1, y)</text:p>
          </draw:line>
          <draw:line draw:z-index="48" draw:style-name="gr14" draw:text-style-name="P4" svg:x1="14.959cm" svg:y1="26.191cm" svg:x2="19.453cm" svg:y2="25.739cm">
            <text:p text:style-name="P6">mode(1, mode, 0, y’)</text:p>
          </draw:line>
          <draw:line draw:z-index="49" draw:style-name="gr16" draw:text-style-name="P8" svg:x1="14.659cm" svg:y1="27.052cm" svg:x2="14.659cm" svg:y2="24.38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0" draw:style-name="gr13" draw:text-style-name="P4" svg:x1="14.96cm" svg:y1="27.094cm" svg:x2="19.435cm" svg:y2="27.523cm">
            <text:p text:style-name="P6">mode(1, mode, 1, y)</text:p>
          </draw:line>
          <draw:line draw:z-index="51" draw:style-name="gr12" draw:text-style-name="P4" svg:x1="14.959cm" svg:y1="28.449cm" svg:x2="19.453cm" svg:y2="27.997cm">
            <text:p text:style-name="P6">mode(1, mode, 0, y’)</text:p>
          </draw:line>
          <draw:line draw:z-index="52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3" draw:style-name="gr13" draw:text-style-name="P4" svg:x1="14.96cm" svg:y1="31.158cm" svg:x2="19.435cm" svg:y2="31.587cm">
            <text:p text:style-name="P6">link(0, 1)</text:p>
          </draw:line>
          <draw:line draw:z-index="54" draw:style-name="gr16" draw:text-style-name="P8" svg:x1="14.757cm" svg:y1="35.157cm" svg:x2="14.7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5" draw:style-name="gr16" draw:text-style-name="P8" svg:x1="14.786cm" svg:y1="37.901cm" svg:x2="14.786cm" svg:y2="35.2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6" draw:text-style-name="P8" svg:x1="12.158cm" svg:y1="40.167cm" svg:x2="12.1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2" draw:text-style-name="P4" svg:x1="14.959cm" svg:y1="32.513cm" svg:x2="19.453cm" svg:y2="32.061cm">
            <text:p text:style-name="P6">link(0, 1)</text:p>
          </draw:line>
          <draw:line draw:z-index="58" draw:style-name="gr11" draw:text-style-name="P8" svg:x1="19.686cm" svg:y1="41.598cm" svg:x2="19.677cm" svg:y2="38.3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59" draw:style-name="gr9" draw:text-style-name="P4" svg:x1="2.686cm" svg:y1="15.354cm" svg:x2="7.205cm" svg:y2="15.791cm">
            <text:p text:style-name="P6">link(0, 0)</text:p>
          </draw:line>
          <draw:line draw:z-index="60" draw:style-name="gr9" draw:text-style-name="P4" svg:x1="2.686cm" svg:y1="18.966cm" svg:x2="7.205cm" svg:y2="19.403cm">
            <text:p text:style-name="P6">link(0, 0)</text:p>
          </draw:line>
          <draw:line draw:z-index="61" draw:style-name="gr8" draw:text-style-name="P4" svg:x1="2.685cm" svg:y1="17.16cm" svg:x2="7.179cm" svg:y2="16.708cm">
            <text:p text:style-name="P6">link(0, 0)</text:p>
          </draw:line>
          <draw:line draw:z-index="62" draw:style-name="gr8" draw:text-style-name="P4" svg:x1="2.685cm" svg:y1="20.772cm" svg:x2="7.179cm" svg:y2="20.32cm">
            <text:p text:style-name="P6">link(0, 0)</text:p>
          </draw:line>
          <draw:line draw:z-index="63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4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to</text:span></text:p>
            <text:p text:style-name="P6"><text:span text:style-name="T3">hold the comm</text:span></text:p>
          </draw:line>
          <draw:line draw:z-index="65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6" draw:style-name="gr15" draw:text-style-name="P6" svg:x1="2.328cm" svg:y1="14.836cm" svg:x2="3.068cm" svg:y2="14.6cm">
            <text:p/>
          </draw:line>
          <draw:line draw:z-index="67" draw:style-name="gr15" draw:text-style-name="P6" svg:x1="6.766cm" svg:y1="14.836cm" svg:x2="7.506cm" svg:y2="14.6cm">
            <text:p/>
          </draw:line>
          <draw:line draw:z-index="68" draw:style-name="gr15" draw:text-style-name="P6" svg:x1="2.327cm" svg:y1="14.686cm" svg:x2="3.067cm" svg:y2="14.45cm">
            <text:p/>
          </draw:line>
          <draw:line draw:z-index="69" draw:style-name="gr15" draw:text-style-name="P6" svg:x1="6.765cm" svg:y1="14.686cm" svg:x2="7.505cm" svg:y2="14.45cm">
            <text:p/>
          </draw:line>
          <draw:line draw:z-index="70" draw:style-name="gr15" draw:text-style-name="P6" svg:x1="26.887cm" svg:y1="4.3cm" svg:x2="27.691cm" svg:y2="4.064cm">
            <text:p/>
          </draw:line>
          <draw:line draw:z-index="71" draw:style-name="gr15" draw:text-style-name="P6" svg:x1="26.888cm" svg:y1="4.45cm" svg:x2="27.692cm" svg:y2="4.214cm">
            <text:p/>
          </draw:line>
          <draw:line draw:z-index="72" draw:style-name="gr15" draw:text-style-name="P6" svg:x1="31.399cm" svg:y1="4.3cm" svg:x2="32.203cm" svg:y2="4.064cm">
            <text:p/>
          </draw:line>
          <draw:line draw:z-index="73" draw:style-name="gr15" draw:text-style-name="P6" svg:x1="31.4cm" svg:y1="4.45cm" svg:x2="32.204cm" svg:y2="4.214cm">
            <text:p/>
          </draw:line>
          <draw:line draw:z-index="74" draw:style-name="gr15" draw:text-style-name="P6" svg:x1="26.887cm" svg:y1="7.009cm" svg:x2="27.691cm" svg:y2="6.773cm">
            <text:p/>
          </draw:line>
          <draw:line draw:z-index="75" draw:style-name="gr15" draw:text-style-name="P6" svg:x1="26.888cm" svg:y1="7.159cm" svg:x2="27.692cm" svg:y2="6.923cm">
            <text:p/>
          </draw:line>
          <draw:line draw:z-index="76" draw:style-name="gr15" draw:text-style-name="P6" svg:x1="31.399cm" svg:y1="7.009cm" svg:x2="32.203cm" svg:y2="6.773cm">
            <text:p/>
          </draw:line>
          <draw:line draw:z-index="77" draw:style-name="gr15" draw:text-style-name="P6" svg:x1="31.4cm" svg:y1="7.159cm" svg:x2="32.204cm" svg:y2="6.923cm">
            <text:p/>
          </draw:line>
          <draw:line draw:z-index="78" draw:style-name="gr15" draw:text-style-name="P6" svg:x1="26.887cm" svg:y1="11.976cm" svg:x2="27.691cm" svg:y2="11.74cm">
            <text:p/>
          </draw:line>
          <draw:line draw:z-index="79" draw:style-name="gr15" draw:text-style-name="P6" svg:x1="26.888cm" svg:y1="12.126cm" svg:x2="27.692cm" svg:y2="11.89cm">
            <text:p/>
          </draw:line>
          <draw:line draw:z-index="80" draw:style-name="gr15" draw:text-style-name="P6" svg:x1="31.399cm" svg:y1="11.976cm" svg:x2="32.203cm" svg:y2="11.74cm">
            <text:p/>
          </draw:line>
          <draw:line draw:z-index="81" draw:style-name="gr15" draw:text-style-name="P6" svg:x1="31.4cm" svg:y1="12.126cm" svg:x2="32.204cm" svg:y2="11.89cm">
            <text:p/>
          </draw:line>
          <draw:line draw:z-index="82" draw:style-name="gr16" draw:text-style-name="P8" svg:x1="2.387cm" svg:y1="9.031cm" svg:x2="2.4cm" svg:y2="2.662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83" draw:style-name="gr9" draw:text-style-name="P4" svg:x1="2.686cm" svg:y1="22.128cm" svg:x2="7.205cm" svg:y2="22.565cm">
            <text:p text:style-name="P6">link(0, 0)</text:p>
          </draw:line>
          <draw:line draw:z-index="84" draw:style-name="gr9" draw:text-style-name="P4" svg:x1="2.686cm" svg:y1="23.934cm" svg:x2="7.205cm" svg:y2="24.371cm">
            <text:p text:style-name="P6">link(0, 0)</text:p>
          </draw:line>
          <draw:line draw:z-index="85" draw:style-name="gr13" draw:text-style-name="P4" svg:x1="14.96cm" svg:y1="35.222cm" svg:x2="19.435cm" svg:y2="35.651cm">
            <text:p text:style-name="P6">link(0, 1)</text:p>
          </draw:line>
          <draw:line draw:z-index="86" draw:style-name="gr14" draw:text-style-name="P4" svg:x1="14.959cm" svg:y1="36.576cm" svg:x2="19.453cm" svg:y2="36.124cm">
            <text:p text:style-name="P6">link(0, 1)</text:p>
          </draw:line>
          <draw:line draw:z-index="87" draw:style-name="gr13" draw:text-style-name="P4" svg:x1="14.96cm" svg:y1="37.932cm" svg:x2="19.435cm" svg:y2="38.361cm">
            <text:p text:style-name="P6">link(0, 1)</text:p>
          </draw:line>
          <draw:line draw:z-index="88" draw:style-name="gr14" draw:text-style-name="P4" svg:x1="14.959cm" svg:y1="39.286cm" svg:x2="19.453cm" svg:y2="38.834cm">
            <text:p text:style-name="P6">link(0, 1)</text:p>
          </draw:line>
          <draw:line draw:z-index="89" draw:style-name="gr15" draw:text-style-name="P6" svg:x1="14.559cm" svg:y1="44.037cm" svg:x2="15.33cm" svg:y2="43.801cm">
            <text:p/>
          </draw:line>
          <draw:line draw:z-index="90" draw:style-name="gr15" draw:text-style-name="P6" svg:x1="14.56cm" svg:y1="44.187cm" svg:x2="15.331cm" svg:y2="43.951cm">
            <text:p/>
          </draw:line>
          <draw:line draw:z-index="91" draw:style-name="gr15" draw:text-style-name="P6" svg:x1="19.077cm" svg:y1="44.037cm" svg:x2="19.848cm" svg:y2="43.801cm">
            <text:p/>
          </draw:line>
          <draw:line draw:z-index="92" draw:style-name="gr15" draw:text-style-name="P6" svg:x1="19.078cm" svg:y1="44.187cm" svg:x2="19.849cm" svg:y2="43.951cm">
            <text:p/>
          </draw:line>
          <draw:line draw:z-index="93" draw:style-name="gr13" draw:text-style-name="P4" svg:x1="14.96cm" svg:y1="45.157cm" svg:x2="19.435cm" svg:y2="45.586cm">
            <text:p text:style-name="P6">link(0, 1)</text:p>
          </draw:line>
          <draw:line draw:z-index="94" draw:style-name="gr12" draw:text-style-name="P4" svg:x1="14.959cm" svg:y1="47.413cm" svg:x2="19.453cm" svg:y2="46.961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“y” as reference tim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r reference time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top retrying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“y” as reference time</text:p>
          </table:table-cell>
          <table:table-cell table:number-columns-repeated="5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r reference tim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he nodes are working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he secondary has been restarte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03:28:32.8954428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4-05T03:29:47.958438465</dc:date>
    <meta:editing-duration>P1DT12H30M22S</meta:editing-duration>
    <meta:editing-cycles>110</meta:editing-cycles>
    <meta:generator>LibreOffice/6.4.7.2$Linux_X86_64 LibreOffice_project/40$Build-2</meta:generator>
    <meta:document-statistic meta:table-count="3" meta:cell-count="207" meta:object-count="107"/>
  </office:meta>
</office:document-meta>
</file>